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402cm"/>
    </style:style>
    <style:style style:name="Tableau2.B" style:family="table-column">
      <style:table-column-properties style:column-width="6.796cm"/>
    </style:style>
    <style:style style:name="Tableau2.C" style:family="table-column">
      <style:table-column-properties style:column-width="1.792cm"/>
    </style:style>
    <style:style style:name="Tableau2.D" style:family="table-column">
      <style:table-column-properties style:column-width="1.912cm"/>
    </style:style>
    <style:style style:name="Tableau2.F" style:family="table-column">
      <style:table-column-properties style:column-width="10.9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F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3f41b5" officeooo:paragraph-rsid="003f41b5" style:font-weight-asian="bold" style:font-weight-complex="bold"/>
    </style:style>
    <style:style style:name="P17" style:family="paragraph" style:parent-style-name="Table_20_Contents">
      <style:text-properties style:font-name="Arial" officeooo:rsid="003b54f0" officeooo:paragraph-rsid="00414ecf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31bf49"/>
    </style:style>
    <style:style style:name="T6" style:family="text">
      <style:text-properties style:text-underline-style="none" officeooo:rsid="0016ace1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414ec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6">{utilisateur_prenom_nom}, {utilisateur_email}</text:span></text:p>
          </table:table-cell>
          <table:table-cell table:style-name="Tableau1.C1" office:value-type="string">
            <text:p text:style-name="P12"><text:span text:style-name="T8">Statut</text:span>:<text:span text:style-name="T7"> {status}</text:span></text:p>
            <text:p text:style-name="P12"><text:span text:style-name="T7">Dernière mise à jour: </text:span><text:span text:style-name="T5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row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E1" office:value-type="string">
            <text:p text:style-name="P14">TVA</text:p>
          </table:table-cell>
          <table:table-cell table:style-name="Tableau2.F1" office:value-type="string">
            <text:p text:style-name="P16">Photo</text:p>
          </table:table-cell>
        </table:table-row>
        <table:table-row table:style-name="Tableau2.2">
          <table:table-cell table:style-name="Tableau2.A2" office:value-type="string">
            <text:p text:style-name="P13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8">{km}</text:p>
          </table:table-cell>
          <table:table-cell table:style-name="Tableau2.D2" office:value-type="string">
            <text:p text:style-name="P8">{ttc}</text:p>
          </table:table-cell>
          <table:table-cell table:style-name="Tableau2.E2" office:value-type="string">
            <text:p text:style-name="P8">{tva}<text:span text:style-name="T4">[!-- END row.ndf --]</text:span></text:p>
          </table:table-cell>
          <table:table-cell table:style-name="Tableau2.F2" office:value-type="string">
            <text:p text:style-name="P8"/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{<text:span text:style-name="T10">marque</text:span>} </text:p>
          </table:table-cell>
          <table:table-cell table:style-name="Tableau3.B4" office:value-type="string">
            <text:p text:style-name="P17">Puissance : <text:span text:style-name="T10">{chevaux}</text:span>, Barême : <text:s/>{<text:span text:style-name="T9">prixkm</text:span>}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C1C7B75301E1E9DB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7-17T16:49:50.696000000</dc:date>
    <meta:editing-duration>PT2H16M33S</meta:editing-duration>
    <meta:editing-cycles>42</meta:editing-cycles>
    <meta:generator>LibreOffice/5.2.6.2$Windows_x86 LibreOffice_project/a3100ed2409ebf1c212f5048fbe377c281438fdc</meta:generator>
    <meta:document-statistic meta:table-count="3" meta:image-count="1" meta:object-count="0" meta:page-count="1" meta:paragraph-count="25" meta:word-count="61" meta:character-count="418" meta:non-whitespace-character-count="382"/>
  </office:meta>
</office:document-meta>
</file>